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goritmo "Validação de CPF"</text:p>
      <text:p text:style-name="Preformatted_20_Text"/>
      <text:p text:style-name="Preformatted_20_Text">funcao validaCPF(cpf:CARACTER) : LOGICO</text:p>
      <text:p text:style-name="Preformatted_20_Text">var</text:p>
      <text:p text:style-name="Preformatted_20_Text"><text:s text:c="3"/>num1, num2, num3, num4, num5, num6, num7, num8, num9, num10, num11, soma1, soma2 : inteiro</text:p>
      <text:p text:style-name="Preformatted_20_Text"><text:s text:c="3"/>resto1, resto2 : REAL</text:p>
      <text:p text:style-name="Preformatted_20_Text">inicio</text:p>
      <text:p text:style-name="Preformatted_20_Text"/>
      <text:p text:style-name="Preformatted_20_Text"><text:s text:c="6"/>//extrai os dígitos do CPF</text:p>
      <text:p text:style-name="Preformatted_20_Text"><text:s text:c="6"/>num1 := Caracpnum( Copia(cpf, 1, 1) )</text:p>
      <text:p text:style-name="Preformatted_20_Text"><text:s text:c="6"/>num2 := Caracpnum( Copia(cpf, 2, 1) )</text:p>
      <text:p text:style-name="Preformatted_20_Text"><text:s text:c="6"/>num3 := Caracpnum( Copia(cpf, 3, 1) )</text:p>
      <text:p text:style-name="Preformatted_20_Text"><text:s text:c="6"/>num4 := Caracpnum( Copia(cpf, 5, 1) )</text:p>
      <text:p text:style-name="Preformatted_20_Text"><text:s text:c="6"/>num5 := Caracpnum( Copia(cpf, 6, 1) )</text:p>
      <text:p text:style-name="Preformatted_20_Text"><text:s text:c="6"/>num6 := Caracpnum( Copia(cpf, 7, 1) )</text:p>
      <text:p text:style-name="Preformatted_20_Text"><text:s text:c="6"/>num7 := Caracpnum( Copia(cpf, 9, 1) )</text:p>
      <text:p text:style-name="Preformatted_20_Text"><text:s text:c="6"/>num8 := Caracpnum( Copia(cpf, 10, 1) )</text:p>
      <text:p text:style-name="Preformatted_20_Text"><text:s text:c="6"/>num9 := Caracpnum( Copia(cpf, 11, 1) )</text:p>
      <text:p text:style-name="Preformatted_20_Text"><text:s text:c="6"/>num10 := Caracpnum( Copia(cpf, 13, 1) )</text:p>
      <text:p text:style-name="Preformatted_20_Text"><text:s text:c="6"/>num11 := Caracpnum( Copia(cpf, 14, 1) )</text:p>
      <text:p text:style-name="Preformatted_20_Text"/>
      <text:p text:style-name="Preformatted_20_Text"><text:s text:c="6"/>//Validação dos CPFs inválidos conhecidos</text:p>
      <text:p text:style-name="Preformatted_20_Text"><text:s text:c="6"/>SE (num1 = num2) E (num2 = num3) E (num3 = num4) E (num4 = num5) E (num5 = num6) E (num6 = num7) E (num7 = num8) E (num8 = num9) E (num9 = num10) E (num10 = num11) ENTAO</text:p>
      <text:p text:style-name="Preformatted_20_Text"><text:s text:c="9"/>RETORNE FALSO</text:p>
      <text:p text:style-name="Preformatted_20_Text"><text:s text:c="6"/>SENAO</text:p>
      <text:p text:style-name="Preformatted_20_Text"/>
      <text:p text:style-name="Preformatted_20_Text"><text:s text:c="9"/>soma1 := num1 * 10 + num2 * 9 + num3 * 8 + num4 * 7 + num5 * 6 + num6 * 5 + num7 * 4 + num8 * 3 + num9 * 2</text:p>
      <text:p text:style-name="Preformatted_20_Text"/>
      <text:p text:style-name="Preformatted_20_Text"><text:s text:c="9"/>resto1 := (soma1 * 10) mod 11</text:p>
      <text:p text:style-name="Preformatted_20_Text"/>
      <text:p text:style-name="Preformatted_20_Text"><text:s text:c="9"/>SE resto1 = 10 ENTAO</text:p>
      <text:p text:style-name="Preformatted_20_Text"><text:s text:c="13"/>resto1 := 0</text:p>
      <text:p text:style-name="Preformatted_20_Text"><text:s text:c="9"/>FIMSE</text:p>
      <text:p text:style-name="Preformatted_20_Text"/>
      <text:p text:style-name="Preformatted_20_Text"><text:s text:c="9"/>soma2 := num1 * 11 + num2 * 10 + num3 * 9 + num4 * 8 + num5 * 7 + num6 * 6 + num7 * 5 + num8 * 4 + num9 * 3 + num10 * 2</text:p>
      <text:p text:style-name="Preformatted_20_Text"/>
      <text:p text:style-name="Preformatted_20_Text"><text:s text:c="9"/>resto2 := (soma2 * 10) mod 11</text:p>
      <text:p text:style-name="Preformatted_20_Text"/>
      <text:p text:style-name="Preformatted_20_Text"><text:s text:c="9"/>SE resto2 = 10 ENTAO</text:p>
      <text:p text:style-name="Preformatted_20_Text"><text:s text:c="13"/>resto2 := 0</text:p>
      <text:p text:style-name="Preformatted_20_Text"><text:s text:c="9"/>FIMSE</text:p>
      <text:p text:style-name="Preformatted_20_Text"/>
      <text:p text:style-name="Preformatted_20_Text"><text:s text:c="9"/>SE ( resto1 = num10) E (resto2 = num11) ENTAO</text:p>
      <text:p text:style-name="Preformatted_20_Text"><text:s text:c="12"/>RETORNE VERDADEIRO</text:p>
      <text:p text:style-name="Preformatted_20_Text"><text:s text:c="9"/>SENAO</text:p>
      <text:p text:style-name="Preformatted_20_Text"><text:s text:c="12"/>RETORNE FALSO</text:p>
      <text:p text:style-name="Preformatted_20_Text"><text:s text:c="9"/>FIMSE</text:p>
      <text:p text:style-name="Preformatted_20_Text"/>
      <text:p text:style-name="Preformatted_20_Text"><text:s text:c="6"/>FIMSE</text:p>
      <text:p text:style-name="Preformatted_20_Text"/>
      <text:p text:style-name="Preformatted_20_Text">fimfuncao</text:p>
      <text:p text:style-name="Preformatted_20_Text"/>
      <text:p text:style-name="Preformatted_20_Text">var</text:p>
      <text:p text:style-name="Preformatted_20_Text"><text:s text:c="3"/>cpf : CARACTER</text:p>
      <text:p text:style-name="Preformatted_20_Text">inicio</text:p>
      <text:p text:style-name="Preformatted_20_Text"/>
      <text:p text:style-name="Preformatted_20_Text"><text:s text:c="6"/>//Verificação de um CPF inválido</text:p>
      <text:p text:style-name="Preformatted_20_Text"><text:s text:c="6"/>cpf := "123.456.789-12"</text:p>
      <text:p text:style-name="Preformatted_20_Text"><text:s text:c="6"/>SE validaCPF(cpf) = VERDADEIRO ENTAO</text:p>
      <text:p text:style-name="Preformatted_20_Text"><text:soft-page-break/><text:s text:c="9"/>ESCREVAL("O CPF ", cpf, " é válido!")</text:p>
      <text:p text:style-name="Preformatted_20_Text"><text:s text:c="6"/>SENAO</text:p>
      <text:p text:style-name="Preformatted_20_Text"><text:s text:c="9"/>ESCREVAL("O CPF ", cpf, " é inválido!")</text:p>
      <text:p text:style-name="Preformatted_20_Text"><text:s text:c="6"/>FIMSE</text:p>
      <text:p text:style-name="Preformatted_20_Text"/>
      <text:p text:style-name="Preformatted_20_Text"><text:s text:c="6"/>//Verificação de um CPF válido</text:p>
      <text:p text:style-name="Preformatted_20_Text"><text:s text:c="6"/>cpf := "529.982.247-25"</text:p>
      <text:p text:style-name="Preformatted_20_Text"><text:s text:c="6"/>SE validaCPF(cpf) = VERDADEIRO ENTAO</text:p>
      <text:p text:style-name="Preformatted_20_Text"><text:s text:c="9"/>ESCREVAL("O CPF ", cpf, " é válido!")</text:p>
      <text:p text:style-name="Preformatted_20_Text"><text:s text:c="6"/>SENAO</text:p>
      <text:p text:style-name="Preformatted_20_Text"><text:s text:c="9"/>ESCREVAL("O CPF ", cpf, " é inválido!")</text:p>
      <text:p text:style-name="Preformatted_20_Text"><text:s text:c="6"/>FIMSE</text:p>
      <text:p text:style-name="Preformatted_20_Text"/>
      <text:p text:style-name="Preformatted_20_Text"><text:s text:c="6"/>//Verificação de CPF com dígitos iguais</text:p>
      <text:p text:style-name="Preformatted_20_Text"><text:s text:c="6"/>cpf := "777.777.777-77"</text:p>
      <text:p text:style-name="Preformatted_20_Text"><text:s text:c="6"/>SE validaCPF(cpf) = VERDADEIRO ENTAO</text:p>
      <text:p text:style-name="Preformatted_20_Text"><text:s text:c="9"/>ESCREVAL("O CPF ", cpf, " é válido!")</text:p>
      <text:p text:style-name="Preformatted_20_Text"><text:s text:c="6"/>SENAO</text:p>
      <text:p text:style-name="Preformatted_20_Text"><text:s text:c="9"/>ESCREVAL("O CPF ", cpf, " é inválido!")</text:p>
      <text:p text:style-name="Preformatted_20_Text"><text:s text:c="6"/>FIMSE</text:p>
      <text:p text:style-name="Preformatted_20_Text"/>
      <text:p text:style-name="P1">fimalgoritmo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3T22:08:47.367000000</meta:creation-date>
    <dc:date>2021-06-13T22:12:55.812000000</dc:date>
    <meta:editing-duration>PT4M29S</meta:editing-duration>
    <meta:editing-cycles>1</meta:editing-cycles>
    <meta:document-statistic meta:table-count="0" meta:image-count="0" meta:object-count="0" meta:page-count="2" meta:paragraph-count="64" meta:word-count="382" meta:character-count="2287" meta:non-whitespace-character-count="1562"/>
    <meta:generator>LibreOffice/7.1.2.2$Windows_X86_64 LibreOffice_project/8a45595d069ef5570103caea1b71cc9d82b2aae4</meta:generator>
  </office:meta>
</office:document-meta>
</file>